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cc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.1cm" draw:marker-start="Arrow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3.557cm" svg:height="5.244cm" svg:x="0.367cm" svg:y="4.861cm" svg:viewBox="0 0 23558 5245" draw:points="0,858 158,0 6116,1095 6118,1090 6144,1100 6191,1109 6189,1119 11614,3289 17478,4367 23558,4368 23558,5240 17430,5239 17429,5245 11465,4149 11457,4169 5886,1940">
          <text:p/>
        </draw:polygon>
        <draw:line draw:style-name="gr2" draw:text-style-name="P1" draw:layer="layout" svg:x1="2.29cm" svg:y1="1.051cm" svg:x2="5.748cm" svg:y2="2.013cm">
          <text:p/>
        </draw:line>
        <draw:line draw:style-name="gr2" draw:text-style-name="P1" draw:layer="layout" svg:x1="5.686cm" svg:y1="2.002cm" svg:x2="7.881cm" svg:y2="3.144cm">
          <text:p/>
        </draw:line>
        <draw:line draw:style-name="gr2" draw:text-style-name="P1" draw:layer="layout" svg:x1="7.821cm" svg:y1="3.125cm" svg:x2="11.82cm" svg:y2="4.027cm">
          <text:p/>
        </draw:line>
        <draw:line draw:style-name="gr2" draw:text-style-name="P1" draw:layer="layout" svg:x1="11.781cm" svg:y1="4.007cm" svg:x2="16.832cm" svg:y2="5.66cm">
          <text:p/>
        </draw:line>
        <draw:line draw:style-name="gr2" draw:text-style-name="P1" draw:layer="layout" svg:x1="16.802cm" svg:y1="5.65cm" svg:x2="18.846cm" svg:y2="6.492cm">
          <text:p/>
        </draw:line>
        <draw:line draw:style-name="gr2" draw:text-style-name="P1" draw:layer="layout" svg:x1="18.837cm" svg:y1="6.5cm" svg:x2="22.625cm" svg:y2="6.71cm">
          <text:p/>
        </draw:line>
        <draw:line draw:style-name="gr3" draw:text-style-name="P1" draw:layer="layout" svg:x1="13.839cm" svg:y1="2.068cm" svg:x2="13.869cm" svg:y2="10.704cm">
          <text:p/>
        </draw:line>
        <draw:frame draw:style-name="gr4" draw:layer="layout" svg:width="0.967cm" svg:height="0.963cm" svg:x="13.797cm" svg:y="1.516cm">
          <draw:text-box>
            <text:p>y</text:p>
          </draw:text-box>
        </draw:frame>
        <draw:frame draw:style-name="gr4" draw:layer="layout" svg:width="0.967cm" svg:height="0.963cm" svg:x="14.005cm" svg:y="3.83cm">
          <draw:text-box>
            <text:p>Z</text:p>
          </draw:text-box>
        </draw:frame>
        <draw:frame draw:style-name="gr4" draw:layer="layout" svg:width="1.255cm" svg:height="1.17cm" svg:x="14.006cm" svg:y="7.531cm">
          <draw:text-box>
            <text:p>Z<text:span text:style-name="T1">f</text:span></text:p>
          </draw:text-box>
        </draw:frame>
        <draw:custom-shape draw:style-name="gr5" draw:text-style-name="P1" draw:layer="layout" svg:width="0.4cm" svg:height="0.4cm" svg:x="13.656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3.656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3T17:44:09.12</meta:creation-date>
    <dc:date>2018-11-09T16:13:42.29</dc:date>
    <meta:editing-duration>PT5M48S</meta:editing-duration>
    <meta:editing-cycles>3</meta:editing-cycles>
    <meta:generator>OpenOffice/4.1.3$Win32 OpenOffice.org_project/413m1$Build-9783</meta:generator>
    <dc:creator>Christophe Coulet</dc:creator>
    <meta:document-statistic meta:object-count="13"/>
  </office:meta>
</office:document-meta>
</file>